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7581" officeooo:paragraph-rsid="000c75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el d'instruction du jeu Shameless Labyrinthe Clon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6:45:13.248000000</meta:creation-date>
    <dc:date>2016-05-25T16:46:42.048000000</dc:date>
    <meta:editing-duration>PT1M33S</meta:editing-duration>
    <meta:editing-cycles>1</meta:editing-cycles>
    <meta:document-statistic meta:table-count="0" meta:image-count="0" meta:object-count="0" meta:page-count="1" meta:paragraph-count="1" meta:word-count="7" meta:character-count="54" meta:non-whitespace-character-count="48"/>
    <meta:generator>LibreOffice/5.0.3.2$Windows_x86 LibreOffice_project/e5f16313668ac592c1bfb310f4390624e3dbfb75</meta:generator>
  </office:meta>
</office:document-meta>
</file>